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375" officeooo:paragraph-rsid="001c0c4e"/>
    </style:style>
    <style:style style:name="P2" style:family="paragraph" style:parent-style-name="Standard">
      <style:text-properties officeooo:rsid="000d9c9e" officeooo:paragraph-rsid="001c0c4e"/>
    </style:style>
    <style:style style:name="P3" style:family="paragraph" style:parent-style-name="Standard">
      <style:text-properties officeooo:rsid="000ea66e" officeooo:paragraph-rsid="001c0c4e"/>
    </style:style>
    <style:style style:name="P4" style:family="paragraph" style:parent-style-name="Standard">
      <style:text-properties officeooo:rsid="000eebf8" officeooo:paragraph-rsid="001c0c4e"/>
    </style:style>
    <style:style style:name="P5" style:family="paragraph" style:parent-style-name="Standard">
      <style:text-properties officeooo:rsid="000f1277" officeooo:paragraph-rsid="001c0c4e"/>
    </style:style>
    <style:style style:name="P6" style:family="paragraph" style:parent-style-name="Standard">
      <style:text-properties officeooo:rsid="000fcef4" officeooo:paragraph-rsid="001c0c4e"/>
    </style:style>
    <style:style style:name="P7" style:family="paragraph" style:parent-style-name="Standard">
      <style:text-properties officeooo:rsid="00003b2f" officeooo:paragraph-rsid="001c0c4e"/>
    </style:style>
    <style:style style:name="P8" style:family="paragraph" style:parent-style-name="Standard">
      <style:text-properties officeooo:rsid="0001bc55" officeooo:paragraph-rsid="001c0c4e"/>
    </style:style>
    <style:style style:name="P9" style:family="paragraph" style:parent-style-name="Standard">
      <style:text-properties officeooo:rsid="00035f12" officeooo:paragraph-rsid="001c0c4e"/>
    </style:style>
    <style:style style:name="P10" style:family="paragraph" style:parent-style-name="Standard">
      <style:text-properties officeooo:paragraph-rsid="001c0c4e"/>
    </style:style>
    <style:style style:name="T1" style:family="text">
      <style:text-properties officeooo:rsid="000eebf8"/>
    </style:style>
    <style:style style:name="T2" style:family="text">
      <style:text-properties officeooo:rsid="000ea66e"/>
    </style:style>
    <style:style style:name="T3" style:family="text">
      <style:text-properties officeooo:rsid="001c0c4e"/>
    </style:style>
    <style:style style:name="T4" style:family="text">
      <style:text-properties officeooo:rsid="000d9c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man ls</text:p>
      <text:p text:style-name="P2"/>
      <text:p text:style-name="P2"><text:s text:c="2"/>LS(1) <text:s text:c="65"/>User Commands <text:s text:c="64"/>LS(1)</text:p>
      <text:p text:style-name="P2"/>
      <text:p text:style-name="P2">NAME</text:p>
      <text:p text:style-name="P2"><text:s text:c="7"/>ls - list directory contents</text:p>
      <text:p text:style-name="P2"/>
      <text:p text:style-name="P2">SYNOPSIS</text:p>
      <text:p text:style-name="P2"><text:s text:c="7"/>ls [OPTION]... [FILE]...</text:p>
      <text:p text:style-name="P2"/>
      <text:p text:style-name="P2">DESCRIPTION</text:p>
      <text:p text:style-name="P2"><text:s text:c="7"/>List information about the FILEs (the current directory by default). <text:s/>Sort entries alphabetically if none of -cftuvSUX nor --sort is specified.</text:p>
      <text:p text:style-name="P2"/>
      <text:p text:style-name="P2"><text:s text:c="7"/>Mandatory arguments to long options are mandatory for short options too.</text:p>
      <text:p text:style-name="P2"/>
      <text:p text:style-name="P2"><text:s text:c="7"/>-a, --all</text:p>
      <text:p text:style-name="P2"><text:s text:c="14"/>do not ignore entries starting with .</text:p>
      <text:p text:style-name="P2"/>
      <text:p text:style-name="P2"><text:s text:c="7"/>-A, --almost-all</text:p>
      <text:p text:style-name="P2"><text:s text:c="14"/>do not list implied . and ..</text:p>
      <text:p text:style-name="P2"/>
      <text:p text:style-name="P2"><text:s text:c="7"/>--author</text:p>
      <text:p text:style-name="P2"><text:s text:c="14"/>with -l, print the author of each file</text:p>
      <text:p text:style-name="P2"/>
      <text:p text:style-name="P2"><text:s text:c="7"/>-b, --escape</text:p>
      <text:p text:style-name="P2"><text:s text:c="14"/>print C-style escapes for nongraphic characters</text:p>
      <text:p text:style-name="P2"/>
      <text:p text:style-name="P2"><text:s text:c="7"/>--block-size=SIZE</text:p>
      <text:p text:style-name="P2"><text:s text:c="14"/>with -l, scale sizes by SIZE when printing them; e.g., '--block-size=M'; see SIZE format below</text:p>
      <text:p text:style-name="P2"/>
      <text:p text:style-name="P2"><text:s text:c="7"/>-B, --ignore-backups</text:p>
      <text:p text:style-name="P2"><text:s text:c="14"/>do not list implied entries ending with ~</text:p>
      <text:p text:style-name="P2"/>
      <text:p text:style-name="P2"><text:s text:c="7"/>-c <text:s text:c="4"/>with <text:s/>-lt: sort by, and show, ctime (time of last modification of file status information); with -l: show ctime and sort by name; otherwise:</text:p>
      <text:p text:style-name="P2"><text:s text:c="14"/>sort by ctime, newest first</text:p>
      <text:p text:style-name="P2"/>
      <text:p text:style-name="P2"><text:s text:c="7"/>-C <text:s text:c="4"/>list entries by columns</text:p>
      <text:p text:style-name="P2"/>
      <text:p text:style-name="P2"><text:s text:c="7"/>--color[=WHEN]</text:p>
      <text:p text:style-name="P2"><text:s text:c="14"/>colorize the output; WHEN can be 'always' (default if omitted), 'auto', or 'never'; more info below</text:p>
      <text:p text:style-name="P2"/>
      <text:p text:style-name="P2"><text:s text:c="7"/>-d, --directory</text:p>
      <text:p text:style-name="P2"><text:s text:c="14"/>list directories themselves, not their contents</text:p>
      <text:p text:style-name="P2"><text:s/>Manual page ls(1) line 1 (press h for help or q to quit)</text:p>
      <text:p text:style-name="P2"/>
      <text:p text:style-name="P2"/>
      <text:p text:style-name="P2"/>
      <text:p text:style-name="P2"><text:soft-page-break/>2. ls</text:p>
      <text:p text:style-name="P10"><text:span text:style-name="T4"><text:s text:c="2"/>mca@MCA10:~/Desktop/</text:span><text:span text:style-name="T3">ameera</text:span><text:span text:style-name="T4">/network$ ls -l</text:span></text:p>
      <text:p text:style-name="P2">total 80</text:p>
      <text:p text:style-name="P2">-rw-rw-r-- 1 mca mca 20480 Feb 27 14:37 abcd.tar</text:p>
      <text:p text:style-name="P2">-rw-rw-r-- 1 mca mca 22526 Mar <text:s/>2 11:37 code1.odt</text:p>
      <text:p text:style-name="P2">-rw-rw-r-- 1 mca mca 13095 Feb 27 15:12 code.odt</text:p>
      <text:p text:style-name="P2">-rw------- 1 mca mca <text:s/>2635 Mar <text:s/>2 11:34 mca</text:p>
      <text:p text:style-name="P2">-rw-r--r-- 1 mca mca <text:s text:c="2"/>563 Mar <text:s/>2 11:34 mca.pub</text:p>
      <text:p text:style-name="P2">drwxrwxr-x 3 mca mca <text:s/>4096 Feb 27 14:48 net</text:p>
      <text:p text:style-name="P2">drwxrwxr-x 2 mca mca <text:s/>4096 Feb 20 15:14 network</text:p>
      <text:p text:style-name="P2">drwxrwxr-x 3 mca mca <text:s/>4096 Feb 23 15:23 work</text:p>
      <text:p text:style-name="P2"/>
      <text:p text:style-name="P2">3.echo</text:p>
      <text:p text:style-name="P2"/>
      <text:p text:style-name="P2"><text:s/>mca@MCA10:~/Desktop/<text:span text:style-name="T3">ameera</text:span>/network$ echo "welcome"</text:p>
      <text:p text:style-name="P2">welcome</text:p>
      <text:p text:style-name="P2"/>
      <text:p text:style-name="P2">4.read</text:p>
      <text:p text:style-name="P2"/>
      <text:p text:style-name="P2"><text:s/>mca@MCA10:~/Desktop/<text:span text:style-name="T3">ameera</text:span>/network$ read a b</text:p>
      <text:p text:style-name="P2">10 30</text:p>
      <text:p text:style-name="P2">mca@MCA10:~/Desktop/<text:span text:style-name="T3">ameera</text:span>/network$ echo $a</text:p>
      <text:p text:style-name="P2">10</text:p>
      <text:p text:style-name="P2"/>
      <text:p text:style-name="P2">5.cat</text:p>
      <text:p text:style-name="P2"/>
      <text:p text:style-name="P2"><text:s/>mca@MCA10:~/Desktop/<text:span text:style-name="T3">ameera</text:span>/network/net$ cat &gt;new2.txt</text:p>
      <text:p text:style-name="P2">hloooo welcome my home</text:p>
      <text:p text:style-name="P2">mca@MCA10:~/Desktop/<text:span text:style-name="T3">ameera</text:span>/network/net$ </text:p>
      <text:p text:style-name="P2"/>
      <text:p text:style-name="P2">6.more</text:p>
      <text:p text:style-name="P2"/>
      <text:p text:style-name="P2">mca@MCA10:~/Desktop/<text:span text:style-name="T3">ameera</text:span>/network/net$ more new2.txt</text:p>
      <text:p text:style-name="P2">hloooo welcome my home</text:p>
      <text:p text:style-name="P2"/>
      <text:p text:style-name="P2">7.less</text:p>
      <text:p text:style-name="P2"/>
      <text:p text:style-name="P2">mca@MCA10:~/Desktop/<text:span text:style-name="T3">ameera</text:span>/network/net$ less new2.txt</text:p>
      <text:p text:style-name="P2">hloooo welcome my home</text:p>
      <text:p text:style-name="P2">~</text:p>
      <text:p text:style-name="P2">~</text:p>
      <text:p text:style-name="P2">~</text:p>
      <text:p text:style-name="P2">~</text:p>
      <text:p text:style-name="P2">~</text:p>
      <text:p text:style-name="P2">~</text:p>
      <text:p text:style-name="P2">~</text:p>
      <text:p text:style-name="P2">~</text:p>
      <text:p text:style-name="P2">~</text:p>
      <text:p text:style-name="P2"/>
      <text:p text:style-name="P2">8.cd</text:p>
      <text:p text:style-name="P2">mca@MCA10:~/Desktop/<text:span text:style-name="T3">ameera</text:span>/network/net$ cd network</text:p>
      <text:p text:style-name="P2">mca@MCA10:~/Desktop/<text:span text:style-name="T3">ameera</text:span>/network/net/network$ </text:p>
      <text:p text:style-name="P2"><text:soft-page-break/>9.mkdir</text:p>
      <text:p text:style-name="P2"/>
      <text:p text:style-name="P2">mca@MCA10:~/Desktop/<text:span text:style-name="T3">ameera</text:span>/network/net/network$ mkdir abc</text:p>
      <text:p text:style-name="P2"/>
      <text:p text:style-name="P3">10.cp</text:p>
      <text:p text:style-name="P3"/>
      <text:p text:style-name="P3">ca@MCA10:~/Desktop/<text:span text:style-name="T3">ameera</text:span>/network/net$ cp new2.txt new1.txt</text:p>
      <text:p text:style-name="P3"/>
      <text:p text:style-name="P3">11.find</text:p>
      <text:p text:style-name="P3"/>
      <text:p text:style-name="P3"/>
      <text:p text:style-name="P10"><text:span text:style-name="T1">1</text:span><text:span text:style-name="T2">3</text:span><text:span text:style-name="T1">. <text:s text:c="2"/></text:span>mv new1.txt new2.txt</text:p>
      <text:p text:style-name="P10"><text:span text:style-name="T1"><text:s text:c="3"/></text:span>/Desktop/<text:span text:style-name="T3">ameera</text:span>/network/net$ mv work network</text:p>
      <text:p text:style-name="P10"><text:span text:style-name="T2">14</text:span><text:span text:style-name="T1">. <text:s text:c="2"/></text:span>rm new.txt</text:p>
      <text:p text:style-name="P4"><text:span text:style-name="T2">15</text:span>. <text:s text:c="2"/>-cvf abcd.tar net</text:p>
      <text:p text:style-name="P4"><text:s text:c="6"/>net/</text:p>
      <text:p text:style-name="P4"><text:s text:c="5"/>net/abcd.tar</text:p>
      <text:p text:style-name="P4"><text:s text:c="5"/>net/new2.txt</text:p>
      <text:p text:style-name="P4"><text:s text:c="5"/>net/network/</text:p>
      <text:p text:style-name="P4">--. <text:s/>tar -xvf abcd.tar</text:p>
      <text:p text:style-name="P4"><text:s text:c="5"/>net/</text:p>
      <text:p text:style-name="P4"><text:s text:c="5"/>net/abcd.tar</text:p>
      <text:p text:style-name="P4"><text:s text:c="5"/>net/new2.txt</text:p>
      <text:p text:style-name="P4"><text:s text:c="5"/>net/network/</text:p>
      <text:p text:style-name="P4">--. <text:s text:c="2"/>-l new2.txt</text:p>
      <text:p text:style-name="P4"><text:s text:c="6"/>0 new2.txt</text:p>
      <text:p text:style-name="P4"><text:span text:style-name="T2">16</text:span>. <text:s text:c="2"/>wc -w new2.txt</text:p>
      <text:p text:style-name="P4"><text:s text:c="5"/>1 new2.txt</text:p>
      <text:p text:style-name="P4"><text:span text:style-name="T2">17</text:span>. <text:s text:c="2"/>head -n new2.txt</text:p>
      <text:p text:style-name="P4"><text:s text:c="5"/>head: invalid number of lines: ‘new2.txt’</text:p>
      <text:p text:style-name="P4">--. <text:s text:c="2"/>-q new2.txt</text:p>
      <text:p text:style-name="P4"><text:s text:c="5"/>hellooomca</text:p>
      <text:p text:style-name="P4">--. <text:s/>head -v new2.txt</text:p>
      <text:p text:style-name="P4"><text:s text:c="6"/>==&gt; new2.txt &lt;==</text:p>
      <text:p text:style-name="P4"><text:s text:c="6"/>hellooomca</text:p>
      <text:p text:style-name="P5">1<text:span text:style-name="T2">8</text:span>. <text:s text:c="2"/>tail -n new2.txt</text:p>
      <text:p text:style-name="P5"><text:s text:c="7"/>tail: invalid number of lines: ‘new2.txt’</text:p>
      <text:p text:style-name="P5">--. <text:s/><text:span text:style-name="T2">t</text:span>ail -f new2.txt</text:p>
      <text:p text:style-name="P5"><text:s text:c="7"/>hellooo^Z </text:p>
      <text:p text:style-name="P5">1<text:span text:style-name="T2">9</text:span>. <text:s/>cut -c 1-5 new2.txt</text:p>
      <text:p text:style-name="P5"><text:s text:c="7"/>hello</text:p>
      <text:p text:style-name="P5"><text:span text:style-name="T2">20</text:span>. <text:s text:c="2"/>paste -d new2.txt new.txt</text:p>
      <text:p text:style-name="P5"><text:s text:c="7"/>hloo good morning</text:p>
      <text:p text:style-name="P5"><text:span text:style-name="T2">21</text:span>. <text:s text:c="2"/>grep -n "good" new.txt</text:p>
      <text:p text:style-name="P5"><text:s text:c="7"/>1:hloo good morning</text:p>
      <text:p text:style-name="P5"><text:span text:style-name="T2">22</text:span>. <text:s text:c="2"/>expr 10 + 5</text:p>
      <text:p text:style-name="P5"><text:s text:c="8"/>15</text:p>
      <text:p text:style-name="P5"><text:s text:c="2"/>-. <text:s text:c="2"/>expr 10 - 5</text:p>
      <text:p text:style-name="P5"><text:s text:c="9"/>5</text:p>
      <text:p text:style-name="P5"><text:span text:style-name="T2">23</text:span>. <text:s text:c="2"/>chmod o+r new.txt</text:p>
      <text:p text:style-name="P5"><text:span text:style-name="T2">24</text:span>. <text:s text:c="2"/>sudo chown mca new.txt</text:p>
      <text:p text:style-name="P5"><text:s text:c="8"/>[sudo] password for mca: </text:p>
      <text:p text:style-name="P5"><text:soft-page-break/></text:p>
      <text:p text:style-name="P6">2<text:span text:style-name="T2">5</text:span>. <text:s text:c="2"/>ls &gt; new.txt</text:p>
      <text:p text:style-name="P6"><text:s text:c="8"/>ls -n new.txt</text:p>
      <text:p text:style-name="P6"><text:s text:c="9"/>cat new.txt</text:p>
      <text:p text:style-name="P6"><text:s text:c="9"/>abcd.tar</text:p>
      <text:p text:style-name="P6"><text:s text:c="9"/>network</text:p>
      <text:p text:style-name="P6"><text:s text:c="9"/>new2.txt</text:p>
      <text:p text:style-name="P6"><text:s text:c="10"/>new.txt</text:p>
      <text:p text:style-name="P6">2<text:span text:style-name="T2">6</text:span>. <text:s/>ls |wc -l</text:p>
      <text:p text:style-name="P6"><text:s text:c="7"/>4</text:p>
      <text:p text:style-name="P6"/>
      <text:p text:style-name="P6"/>
      <text:p text:style-name="P7">27.useradd</text:p>
      <text:p text:style-name="P7"><text:s text:c="3"/>mca@MCA10:~/Desktop/<text:span text:style-name="T3">ameera</text:span>/network$ sudo useradd student1</text:p>
      <text:p text:style-name="P7">[sudo] password for mca: </text:p>
      <text:p text:style-name="P7">mca@MCA10:~/Desktop/<text:span text:style-name="T3">ameera</text:span>/network$ useradd -m student1</text:p>
      <text:p text:style-name="P7">useradd: user 'student1' already exists</text:p>
      <text:p text:style-name="P7">mca@MCA10:~/Desktop/<text:span text:style-name="T3">ameera</text:span>/network$ useradd -u student1</text:p>
      <text:p text:style-name="P7">useradd: invalid user ID 'student1'</text:p>
      <text:p text:style-name="P7">mca@MCA10:~/Desktop/<text:span text:style-name="T3">ameera</text:span>/network$ useradd -g student1</text:p>
      <text:p text:style-name="P7">Usage: useradd [options] LOGIN</text:p>
      <text:p text:style-name="P7"><text:s text:c="7"/>useradd -D</text:p>
      <text:p text:style-name="P7"><text:s text:c="7"/>useradd -D [options]</text:p>
      <text:p text:style-name="P7"/>
      <text:p text:style-name="P7">28.usermod</text:p>
      <text:p text:style-name="P7"/>
      <text:p text:style-name="P7">mca@MCA10:~/Desktop/<text:span text:style-name="T3">ameera</text:span>/network$ usermod -l student1</text:p>
      <text:p text:style-name="P7">Usage: usermod [options] LOGIN</text:p>
      <text:p text:style-name="P7"/>
      <text:p text:style-name="P7">Options:</text:p>
      <text:p text:style-name="P7"><text:s text:c="2"/>-b, --badnames <text:s text:c="15"/>allow bad names</text:p>
      <text:p text:style-name="P7"><text:s text:c="2"/>-c, --comment COMMENT <text:s text:c="8"/>new value of the GECOS field</text:p>
      <text:p text:style-name="P7"><text:s text:c="2"/>-d, --home HOME_DIR <text:s text:c="10"/>new home directory for the user account</text:p>
      <text:p text:style-name="P7"><text:s text:c="2"/>-e, --expiredate EXPIRE_DATE <text:s/>set account expiration date to EXPIRE_DATE</text:p>
      <text:p text:style-name="P7"><text:s text:c="2"/>-f, --inactive INACTIVE <text:s text:c="6"/>set password inactive after expiration</text:p>
      <text:p text:style-name="P7"><text:s text:c="32"/>to INACTIVE</text:p>
      <text:p text:style-name="P7"><text:s text:c="2"/>-g, --gid GROUP <text:s text:c="14"/>force use GROUP as new primary group</text:p>
      <text:p text:style-name="P7"><text:s text:c="2"/>-G, --groups GROUPS <text:s text:c="10"/>new list of supplementary GROUPS</text:p>
      <text:p text:style-name="P7"><text:s text:c="2"/>-a, --append <text:s text:c="17"/>append the user to the supplemental GROUPS</text:p>
      <text:p text:style-name="P7"><text:s text:c="32"/>mentioned by the -G option without removing</text:p>
      <text:p text:style-name="P7"><text:s text:c="32"/>the user from other groups</text:p>
      <text:p text:style-name="P7"><text:s text:c="2"/>-h, --help <text:s text:c="19"/>display this help message and exit</text:p>
      <text:p text:style-name="P7"><text:s text:c="2"/>-l, --login NEW_LOGIN <text:s text:c="8"/>new value of the login name</text:p>
      <text:p text:style-name="P7"><text:s text:c="2"/>-L, --lock <text:s text:c="19"/>lock the user account</text:p>
      <text:p text:style-name="P7"><text:s text:c="2"/>-m, --move-home <text:s text:c="14"/>move contents of the home directory to the</text:p>
      <text:p text:style-name="P7"><text:s text:c="32"/>new location (use only with -d)</text:p>
      <text:p text:style-name="P7"><text:s text:c="2"/>-o, --non-unique <text:s text:c="13"/>allow using duplicate (non-unique) UID</text:p>
      <text:p text:style-name="P7"><text:s text:c="2"/>-p, --password PASSWORD <text:s text:c="6"/>use encrypted password for the new password</text:p>
      <text:p text:style-name="P7"><text:s text:c="2"/>-R, --root CHROOT_DIR <text:s text:c="8"/>directory to chroot into</text:p>
      <text:p text:style-name="P7"><text:s text:c="2"/>-P, --prefix PREFIX_DIR <text:s text:c="6"/>prefix directory where are located the /etc/* files</text:p>
      <text:p text:style-name="P7"><text:s text:c="2"/>-s, --shell SHELL <text:s text:c="12"/>new login shell for the user account</text:p>
      <text:p text:style-name="P7"><text:s text:c="2"/>-u, --uid UID <text:s text:c="16"/>new UID for the user account</text:p>
      <text:p text:style-name="P7"><text:soft-page-break/><text:s text:c="2"/>-U, --unlock <text:s text:c="17"/>unlock the user account</text:p>
      <text:p text:style-name="P7"><text:s text:c="2"/>-v, --add-subuids FIRST-LAST <text:s/>add range of subordinate uids</text:p>
      <text:p text:style-name="P7"><text:s text:c="2"/>-V, --del-subuids FIRST-LAST <text:s/>remove range of subordinate uids</text:p>
      <text:p text:style-name="P7"><text:s text:c="2"/>-w, --add-subgids FIRST-LAST <text:s/>add range of subordinate gids</text:p>
      <text:p text:style-name="P7"><text:s text:c="2"/>-W, --del-subgids FIRST-LAST <text:s/>remove range of subordinate gids</text:p>
      <text:p text:style-name="P7"><text:s text:c="2"/>-Z, --selinux-user SEUSER <text:s text:c="4"/>new SELinux user mapping for the user account</text:p>
      <text:p text:style-name="P7"><text:s text:c="3"/></text:p>
      <text:p text:style-name="P8">29.passwrd</text:p>
      <text:p text:style-name="P8"/>
      <text:p text:style-name="P8"><text:s text:c="4"/>mca@MCA10:~/Desktop/<text:span text:style-name="T3">ameera</text:span>/network$ passwd</text:p>
      <text:p text:style-name="P8">Changing password for mca.</text:p>
      <text:p text:style-name="P8">Current password: mca</text:p>
      <text:p text:style-name="P8">New password: 12345678</text:p>
      <text:p text:style-name="P8">Retype new password: 12345678</text:p>
      <text:p text:style-name="P8">passwd: password updated successfully</text:p>
      <text:p text:style-name="P8"/>
      <text:p text:style-name="P8">30.userdel</text:p>
      <text:p text:style-name="P8"/>
      <text:p text:style-name="P8"><text:s text:c="2"/>mca@MCA10:~/Desktop/<text:span text:style-name="T3">ameera</text:span>/network$ sudo userdel student1</text:p>
      <text:p text:style-name="P8"/>
      <text:p text:style-name="P9">31.def</text:p>
      <text:p text:style-name="P9"/>
      <text:p text:style-name="P9"><text:s text:c="2"/>mca@MCA10:~/Desktop/<text:span text:style-name="T3">ameera</text:span>/network$ df</text:p>
      <text:p text:style-name="P9">Filesystem <text:s text:c="4"/>1K-blocks <text:s text:c="4"/>Used Available Use% Mounted on</text:p>
      <text:p text:style-name="P9">udev <text:s text:c="12"/>3950068 <text:s text:c="7"/>0 <text:s text:c="2"/>3950068 <text:s text:c="2"/>0% /dev</text:p>
      <text:p text:style-name="P9">tmpfs <text:s text:c="12"/>800368 <text:s text:c="4"/>1788 <text:s text:c="3"/>798580 <text:s text:c="2"/>1% /run</text:p>
      <text:p text:style-name="P9">/dev/sda1 <text:s text:c="5"/>148899576 58011212 <text:s/>83251884 <text:s/>42% /</text:p>
      <text:p text:style-name="P9">tmpfs <text:s text:c="11"/>4001832 <text:s text:c="7"/>0 <text:s text:c="2"/>4001832 <text:s text:c="2"/>0% /dev/shm</text:p>
      <text:p text:style-name="P9">tmpfs <text:s text:c="14"/>5120 <text:s text:c="7"/>4 <text:s text:c="5"/>5116 <text:s text:c="2"/>1% /run/lock</text:p>
      <text:p text:style-name="P9">tmpfs <text:s text:c="11"/>4001832 <text:s text:c="7"/>0 <text:s text:c="2"/>4001832 <text:s text:c="2"/>0% /sys/fs/cgroup</text:p>
      <text:p text:style-name="P9">/dev/loop0 <text:s text:c="6"/>1588224 <text:s/>1588224 <text:s text:c="8"/>0 100% /snap/android-studio/205</text:p>
      <text:p text:style-name="P9">/dev/loop1 <text:s text:c="6"/>1526784 <text:s/>1526784 <text:s text:c="8"/>0 100% /snap/android-studio/209</text:p>
      <text:p text:style-name="P9">/dev/loop2 <text:s text:c="7"/>200320 <text:s text:c="2"/>200320 <text:s text:c="8"/>0 100% /snap/arduino/85</text:p>
      <text:p text:style-name="P9">/dev/loop4 <text:s text:c="8"/>56832 <text:s text:c="3"/>56832 <text:s text:c="8"/>0 100% /snap/core18/2979</text:p>
      <text:p text:style-name="P9">/dev/loop6 <text:s text:c="7"/>344192 <text:s text:c="2"/>344192 <text:s text:c="8"/>0 100% /snap/code/221</text:p>
      <text:p text:style-name="P9">/dev/loop5 <text:s text:c="8"/>56832 <text:s text:c="3"/>56832 <text:s text:c="8"/>0 100% /snap/core18/2976</text:p>
      <text:p text:style-name="P9">/dev/loop9 <text:s text:c="8"/>65408 <text:s text:c="3"/>65408 <text:s text:c="8"/>0 100% /snap/core20/2686</text:p>
      <text:p text:style-name="P9">/dev/loop7 <text:s text:c="8"/>65408 <text:s text:c="3"/>65408 <text:s text:c="8"/>0 100% /snap/core20/2717</text:p>
      <text:p text:style-name="P9">/dev/loop8 <text:s text:c="8"/>75776 <text:s text:c="3"/>75776 <text:s text:c="8"/>0 100% /snap/core22/2216</text:p>
      <text:p text:style-name="P9">/dev/loop14 <text:s text:c="9"/>128 <text:s text:c="5"/>128 <text:s text:c="8"/>0 100% /snap/bare/5</text:p>
      <text:p text:style-name="P9">/dev/loop21 <text:s text:c="6"/>528640 <text:s text:c="2"/>528640 <text:s text:c="8"/>0 100% /snap/gnome-42-2204/226</text:p>
      <text:p text:style-name="P9">/dev/loop16 <text:s text:c="7"/>49280 <text:s text:c="3"/>49280 <text:s text:c="8"/>0 100% /snap/snapd/25935</text:p>
      <text:p text:style-name="P9">/dev/loop17 <text:s text:c="7"/>13312 <text:s text:c="3"/>13312 <text:s text:c="8"/>0 100% /snap/snap-store/1113</text:p>
      <text:p text:style-name="P9">/dev/loop15 <text:s text:c="6"/>223744 <text:s text:c="2"/>223744 <text:s text:c="8"/>0 100% /snap/gnome-3-34-1804/93</text:p>
      <text:p text:style-name="P9">/dev/loop20 <text:s text:c="5"/>1289472 <text:s/>1289472 <text:s text:c="8"/>0 100% /snap/pycharm-community/568</text:p>
      <text:p text:style-name="P9">/dev/loop12 <text:s text:c="6"/>223744 <text:s text:c="2"/>223744 <text:s text:c="8"/>0 100% /snap/gnome-3-34-1804/90</text:p>
      <text:p text:style-name="P9">/dev/loop22 <text:s text:c="7"/>52224 <text:s text:c="3"/>52224 <text:s text:c="8"/>0 100% /snap/snapd/25577</text:p>
      <text:p text:style-name="P9">/dev/loop19 <text:s text:c="7"/>93952 <text:s text:c="3"/>93952 <text:s text:c="8"/>0 100% /snap/gtk-common-themes/1535</text:p>
      <text:p text:style-name="P9">/dev/loop10 <text:s text:c="5"/>1291136 <text:s/>1291136 <text:s text:c="8"/>0 100% /snap/pycharm-community/580</text:p>
      <text:p text:style-name="P9">/dev/loop18 <text:s text:c="6"/>168832 <text:s text:c="2"/>168832 <text:s text:c="8"/>0 100% /snap/gnome-3-28-1804/198</text:p>
      <text:p text:style-name="P9">/dev/loop11 <text:s text:c="6"/>358144 <text:s text:c="2"/>358144 <text:s text:c="8"/>0 100% /snap/gnome-3-38-2004/140</text:p>
      <text:p text:style-name="P9">/dev/loop25 <text:s text:c="6"/>358144 <text:s text:c="2"/>358144 <text:s text:c="8"/>0 100% /snap/gnome-3-38-2004/143</text:p>
      <text:p text:style-name="P9"><text:soft-page-break/>/dev/loop13 <text:s text:c="6"/>544128 <text:s text:c="2"/>544128 <text:s text:c="8"/>0 100% /snap/gnome-42-2204/247</text:p>
      <text:p text:style-name="P9">/dev/loop23 <text:s text:c="7"/>75776 <text:s text:c="3"/>75776 <text:s text:c="8"/>0 100% /snap/core22/2292</text:p>
      <text:p text:style-name="P9">/dev/loop24 <text:s text:c="6"/>330752 <text:s text:c="2"/>330752 <text:s text:c="8"/>0 100% /snap/wine-platform-6-stable/19</text:p>
      <text:p text:style-name="P9">/dev/loop26 <text:s text:c="6"/>355328 <text:s text:c="2"/>355328 <text:s text:c="8"/>0 100% /snap/wine-platform-runtime/408</text:p>
      <text:p text:style-name="P9">/dev/loop27 <text:s text:c="7"/>66688 <text:s text:c="3"/>66688 <text:s text:c="8"/>0 100% /snap/gtk-common-themes/1515</text:p>
      <text:p text:style-name="P9">/dev/loop28 <text:s text:c="7"/>12544 <text:s text:c="3"/>12544 <text:s text:c="8"/>0 100% /snap/snap-store/1216</text:p>
      <text:p text:style-name="P9">/dev/loop29 <text:s text:c="6"/>355072 <text:s text:c="2"/>355072 <text:s text:c="8"/>0 100% /snap/wine-platform-runtime/409</text:p>
      <text:p text:style-name="P9">tmpfs <text:s text:c="12"/>800364 <text:s text:c="6"/>64 <text:s text:c="3"/>800300 <text:s text:c="2"/>1% /run/user/1000</text:p>
      <text:p text:style-name="P9">/dev/loop30 <text:s text:c="6"/>344192 <text:s text:c="2"/>344192 <text:s text:c="8"/>0 100% /snap/code/226</text:p>
      <text:p text:style-name="P9"/>
      <text:p text:style-name="P9"/>
      <text:p text:style-name="P9"/>
      <text:p text:style-name="P9">32.ps</text:p>
      <text:p text:style-name="P9"/>
      <text:p text:style-name="P9"><text:s text:c="2"/>mca@MCA10:~/Desktop/<text:span text:style-name="T3">ameera</text:span>/network$ ps</text:p>
      <text:p text:style-name="P9"><text:s text:c="4"/>PID TTY <text:s text:c="9"/>TIME CMD</text:p>
      <text:p text:style-name="P9"><text:s text:c="3"/>2937 pts/0 <text:s text:c="3"/>00:00:00 bash</text:p>
      <text:p text:style-name="P9"><text:s text:c="3"/>3888 pts/0 <text:s text:c="3"/>00:00:00 man</text:p>
      <text:p text:style-name="P9"><text:s text:c="3"/>3898 pts/0 <text:s text:c="3"/>00:00:00 pager</text:p>
      <text:p text:style-name="P9"><text:s text:c="3"/>5748 pts/0 <text:s text:c="3"/>00:00:00 ps</text:p>
      <text:p text:style-name="P9"/>
      <text:p text:style-name="P9">33.top</text:p>
      <text:p text:style-name="P9"><text:s text:c="2"/></text:p>
      <text:p text:style-name="P9"><text:s/>mca@MCA10:~/Desktop/<text:span text:style-name="T3">ameera</text:span>/network$ top</text:p>
      <text:p text:style-name="P9"/>
      <text:p text:style-name="P9">top - 11:31:30 up 40 min, <text:s/>1 user, <text:s/>load average: 0.26, 0.27, 0.23</text:p>
      <text:p text:style-name="P9">Tasks: 236 total, <text:s text:c="2"/>1 running, 232 sleeping, <text:s text:c="2"/>3 stopped, <text:s text:c="2"/>0 zombie</text:p>
      <text:p text:style-name="P9">%Cpu(s): <text:s/>4.4 us, <text:s/>1.8 sy, <text:s/>0.0 ni, 93.7 id, <text:s/>0.0 wa, <text:s/>0.0 hi, <text:s/>0.1 si, <text:s/>0.0 st</text:p>
      <text:p text:style-name="P9">MiB Mem : <text:s text:c="2"/>7816.1 total, <text:s text:c="2"/>2797.4 free, <text:s text:c="2"/>1893.0 used, <text:s text:c="2"/>3125.6 buff/cache</text:p>
      <text:p text:style-name="P9">MiB Swap: <text:s text:c="2"/>2048.0 total, <text:s text:c="2"/>2048.0 free, <text:s text:c="5"/>0.0 used. <text:s text:c="2"/>5262.7 avail Mem </text:p>
      <text:p text:style-name="P9"/>
      <text:p text:style-name="P9"><text:s text:c="4"/>1733 mca <text:s text:c="6"/>20 <text:s text:c="2"/>0 <text:s/>391916 <text:s/>71132 <text:s/>31140 S <text:s text:c="2"/>9.0 <text:s text:c="2"/>0.9 <text:s text:c="2"/>0:50.06 orca <text:s text:c="82"/></text:p>
      <text:p text:style-name="P9"><text:s text:c="3"/>2930 mca <text:s text:c="6"/>20 <text:s text:c="2"/>0 <text:s/>816720 <text:s/>52264 <text:s/>39456 S <text:s text:c="2"/>7.3 <text:s text:c="2"/>0.7 <text:s text:c="2"/>0:15.87 gnome-terminal- <text:s text:c="71"/></text:p>
      <text:p text:style-name="P9"><text:s text:c="3"/>1391 mca <text:s text:c="6"/>20 <text:s text:c="2"/>0 4182476 237740 <text:s/>84228 S <text:s text:c="2"/>3.0 <text:s text:c="2"/>3.0 <text:s text:c="2"/>0:36.04 gnome-shell <text:s text:c="75"/></text:p>
      <text:p text:style-name="P9"><text:s text:c="3"/>1001 mca <text:s text:c="6"/>20 <text:s text:c="2"/>0 <text:s/>321788 <text:s/>52644 <text:s/>26652 S <text:s text:c="2"/>2.3 <text:s text:c="2"/>0.7 <text:s text:c="2"/>0:22.17 Xorg <text:s text:c="82"/></text:p>
      <text:p text:style-name="P9"><text:s text:c="4"/>985 mca <text:s text:c="7"/>9 -11 2908564 <text:s/>20084 <text:s/>15548 S <text:s text:c="2"/>1.3 <text:s text:c="2"/>0.3 <text:s text:c="2"/>0:43.23 pulseaudio <text:s text:c="76"/></text:p>
      <text:p text:style-name="P9"><text:s text:c="3"/>1949 mca <text:s text:c="6"/>20 <text:s text:c="2"/>0 <text:s/>581640 <text:s text:c="2"/>9492 <text:s text:c="2"/>6692 S <text:s text:c="2"/>1.3 <text:s text:c="2"/>0.1 <text:s text:c="2"/>0:14.29 sd_espeak-ng <text:s text:c="74"/></text:p>
      <text:p text:style-name="P9"><text:s text:c="4"/>109 root <text:s text:c="5"/>20 <text:s text:c="2"/>0 <text:s text:c="6"/>0 <text:s text:c="5"/>0 <text:s text:c="5"/>0 I <text:s text:c="2"/>0.7 <text:s text:c="2"/>0.0 <text:s text:c="2"/>0:03.86 kworker/3:1-events <text:s text:c="68"/></text:p>
      <text:p text:style-name="P9"><text:s text:c="3"/>5839 mca <text:s text:c="6"/>20 <text:s text:c="2"/>0 <text:s text:c="2"/>12004 <text:s text:c="2"/>3996 <text:s text:c="2"/>3204 R <text:s text:c="2"/>0.7 <text:s text:c="2"/>0.0 <text:s text:c="2"/>0:00.25 top <text:s text:c="83"/></text:p>
      <text:p text:style-name="P9"><text:s text:c="6"/>1 root <text:s text:c="5"/>20 <text:s text:c="2"/>0 <text:s/>170100 <text:s/>13456 <text:s text:c="2"/>8336 S <text:s text:c="2"/>0.3 <text:s text:c="2"/>0.2 <text:s text:c="2"/>0:02.09 systemd <text:s text:c="79"/></text:p>
      <text:p text:style-name="P9"><text:s text:c="4"/>590 message+ <text:s/>20 <text:s text:c="2"/>0 <text:s text:c="3"/>9844 <text:s text:c="2"/>6564 <text:s text:c="2"/>3964 S <text:s text:c="2"/>0.3 <text:s text:c="2"/>0.1 <text:s text:c="2"/>0:01.40 dbus-daemon <text:s text:c="75"/></text:p>
      <text:p text:style-name="P9"><text:s text:c="4"/>600 root <text:s text:c="5"/>20 <text:s text:c="2"/>0 <text:s/>262676 <text:s/>19968 <text:s/>16920 S <text:s text:c="2"/>0.3 <text:s text:c="2"/>0.2 <text:s text:c="2"/>0:00.53 NetworkManager <text:s text:c="72"/></text:p>
      <text:p text:style-name="P9"><text:s text:c="4"/>989 mysql <text:s text:c="4"/>20 <text:s text:c="2"/>0 2381436 397484 <text:s/>38320 S <text:s text:c="2"/>0.3 <text:s text:c="2"/>5.0 <text:s text:c="2"/>0:11.42 mysqld <text:s text:c="80"/></text:p>
      <text:p text:style-name="P9"><text:s text:c="3"/>1610 mca <text:s text:c="6"/>20 <text:s text:c="2"/>0 <text:s/>163004 <text:s text:c="2"/>7696 <text:s text:c="2"/>6812 S <text:s text:c="2"/>0.3 <text:s text:c="2"/>0.1 <text:s text:c="2"/>0:04.55 at-spi2-registr <text:s text:c="71"/></text:p>
      <text:p text:style-name="P9"><text:s text:c="3"/>5098 mca <text:s text:c="6"/>20 <text:s text:c="2"/>0 2979704 323300 140128 S <text:s text:c="2"/>0.3 <text:s text:c="2"/>4.0 <text:s text:c="2"/>0:25.33 Isolated Web Co <text:s text:c="71"/></text:p>
      <text:p text:style-name="P9"><text:s text:c="6"/>2 root <text:s text:c="5"/>20 <text:s text:c="2"/>0 <text:s text:c="6"/>0 <text:s text:c="5"/>0 <text:s text:c="5"/>0 S <text:s text:c="2"/>0.0 <text:s text:c="2"/>0.0 <text:s text:c="2"/>0:00.00 kthreadd <text:s text:c="78"/></text:p>
      <text:p text:style-name="P9"><text:s text:c="6"/>3 root <text:s text:c="6"/>0 -20 <text:s text:c="6"/>0 <text:s text:c="5"/>0 <text:s text:c="5"/>0 I <text:s text:c="2"/>0.0 <text:s text:c="2"/>0.0 <text:s text:c="2"/>0:00.00 rcu_gp <text:s text:c="80"/></text:p>
      <text:p text:style-name="P9"><text:s text:c="6"/>4 root <text:s text:c="6"/>0 -20 <text:s text:c="6"/>0 <text:s text:c="5"/>0 <text:s text:c="5"/>0 I <text:s text:c="2"/>0.0 <text:s text:c="2"/>0.0 <text:s text:c="2"/>0:00.00 rcu_par_gp <text:s text:c="76"/></text:p>
      <text:p text:style-name="P9"><text:s text:c="6"/>5 root <text:s text:c="6"/>0 -20 <text:s text:c="6"/>0 <text:s text:c="5"/>0 <text:s text:c="5"/>0 I <text:s text:c="2"/>0.0 <text:s text:c="2"/>0.0 <text:s text:c="2"/>0:00.00 slub_flushwq <text:s text:c="74"/></text:p>
      <text:p text:style-name="P9"><text:s text:c="6"/>6 root <text:s text:c="6"/>0 -20 <text:s text:c="6"/>0 <text:s text:c="5"/>0 <text:s text:c="5"/>0 I <text:s text:c="2"/>0.0 <text:s text:c="2"/>0.0 <text:s text:c="2"/>0:00.00 netns <text:s text:c="81"/></text:p>
      <text:p text:style-name="P9"><text:s text:c="6"/>8 root <text:s text:c="6"/>0 -20 <text:s text:c="6"/>0 <text:s text:c="5"/>0 <text:s text:c="5"/>0 I <text:s text:c="2"/>0.0 <text:s text:c="2"/>0.0 <text:s text:c="2"/>0:00.00 kworker/0:0H-events_highpri <text:s text:c="59"/></text:p>
      <text:p text:style-name="P9"><text:s text:c="5"/>10 root <text:s text:c="6"/>0 -20 <text:s text:c="6"/>0 <text:s text:c="5"/>0 <text:s text:c="5"/>0 I <text:s text:c="2"/>0.0 <text:s text:c="2"/>0.0 <text:s text:c="2"/>0:00.00 mm_percpu_wq <text:s text:c="74"/></text:p>
      <text:p text:style-name="P9"><text:soft-page-break/><text:s text:c="5"/>11 root <text:s text:c="5"/>20 <text:s text:c="2"/>0 <text:s text:c="6"/>0 <text:s text:c="5"/>0 <text:s text:c="5"/>0 S <text:s text:c="2"/>0.0 <text:s text:c="2"/>0.0 <text:s text:c="2"/>0:00.00 rcu_tasks_rude_ <text:s text:c="71"/></text:p>
      <text:p text:style-name="P9"><text:s text:c="5"/>12 root <text:s text:c="5"/>20 <text:s text:c="2"/>0 <text:s text:c="6"/>0 <text:s text:c="5"/>0 <text:s text:c="5"/>0 S <text:s text:c="2"/>0.0 <text:s text:c="2"/>0.0 <text:s text:c="2"/>0:00.00 rcu_tasks_trace <text:s text:c="71"/></text:p>
      <text:p text:style-name="P9"><text:s text:c="5"/>13 root <text:s text:c="5"/>20 <text:s text:c="2"/>0 <text:s text:c="6"/>0 <text:s text:c="5"/>0 <text:s text:c="5"/>0 S <text:s text:c="2"/>0.0 <text:s text:c="2"/>0.0 <text:s text:c="2"/>0:00.07 ksoftirqd/0 <text:s text:c="75"/></text:p>
      <text:p text:style-name="P9"><text:s text:c="5"/>14 root <text:s text:c="5"/>20 <text:s text:c="2"/>0 <text:s text:c="6"/>0 <text:s text:c="5"/>0 <text:s text:c="5"/>0 I <text:s text:c="2"/>0.0 <text:s text:c="2"/>0.0 <text:s text:c="2"/>0:00.60 rcu_sched <text:s text:c="77"/></text:p>
      <text:p text:style-name="P9"><text:s text:c="5"/>15 root <text:s text:c="5"/>rt <text:s text:c="2"/>0 <text:s text:c="6"/>0 <text:s text:c="5"/>0 <text:s text:c="5"/>0 S <text:s text:c="2"/>0.0 <text:s text:c="2"/>0.0 <text:s text:c="2"/>0:00.01 migration/0 <text:s text:c="75"/></text:p>
      <text:p text:style-name="P9"><text:s text:c="5"/>16 root <text:s text:c="4"/>-51 <text:s text:c="2"/>0 <text:s text:c="6"/>0 <text:s text:c="5"/>0 <text:s text:c="5"/>0 S <text:s text:c="2"/>0.0 <text:s text:c="2"/>0.0 <text:s text:c="2"/>0:00.00 idle_inject/0 <text:s text:c="73"/></text:p>
      <text:p text:style-name="P9"><text:s text:c="5"/>18 root <text:s text:c="5"/>20 <text:s text:c="2"/>0 <text:s text:c="6"/>0 <text:s text:c="5"/>0 <text:s text:c="5"/>0 S <text:s text:c="2"/>0.0 <text:s text:c="2"/>0.0 <text:s text:c="2"/>0:00.00 cpuhp/0 <text:s text:c="79"/></text:p>
      <text:p text:style-name="P9"><text:s text:c="5"/>19 root <text:s text:c="5"/>20 <text:s text:c="2"/>0 <text:s text:c="6"/>0 <text:s text:c="5"/>0 <text:s text:c="5"/>0 S <text:s text:c="2"/>0.0 <text:s text:c="2"/>0.0 <text:s text:c="2"/>0:00.00 cpuhp/1 <text:s text:c="79"/></text:p>
      <text:p text:style-name="P9"><text:s text:c="5"/>20 root <text:s text:c="4"/>-51 <text:s text:c="2"/>0 <text:s text:c="6"/>0 <text:s text:c="5"/>0 <text:s text:c="5"/>0 S <text:s text:c="2"/>0.0 <text:s text:c="2"/>0.0 <text:s text:c="2"/>0:00.00 idle_inject/1 <text:s text:c="73"/></text:p>
      <text:p text:style-name="P9"><text:s text:c="5"/>21 root <text:s text:c="5"/>rt <text:s text:c="2"/>0 <text:s text:c="6"/>0 <text:s text:c="5"/>0 <text:s text:c="5"/>0 S <text:s text:c="2"/>0.0 <text:s text:c="2"/>0.0 <text:s text:c="2"/>0:00.16 migration/1 <text:s text:c="75"/></text:p>
      <text:p text:style-name="P9"><text:s text:c="5"/>22 root <text:s text:c="5"/>20 <text:s text:c="2"/>0 <text:s text:c="6"/>0 <text:s text:c="5"/>0 <text:s text:c="5"/>0 S <text:s text:c="2"/>0.0 <text:s text:c="2"/>0.0 <text:s text:c="2"/>0:00.07 ksoftirqd/1 <text:s text:c="75"/></text:p>
      <text:p text:style-name="P9"><text:s text:c="5"/>24 root <text:s text:c="6"/>0 -20 <text:s text:c="6"/>0 <text:s text:c="5"/>0 <text:s text:c="5"/>0 I <text:s text:c="2"/>0.0 <text:s text:c="2"/>0.0 <text:s text:c="2"/>0:00.00 kworker/1:0H-events_highpri <text:s text:c="59"/></text:p>
      <text:p text:style-name="P1">34.ssh</text:p>
      <text:p text:style-name="P1"/>
      <text:p text:style-name="P1"><text:s text:c="3"/>mca@MCA10:~/Desktop/<text:span text:style-name="T3">ameera</text:span>/network$ ssh</text:p>
      <text:p text:style-name="P1">usage: ssh [-46AaCfGgKkMNnqsTtVvXxYy] [-B bind_interface]</text:p>
      <text:p text:style-name="P1"><text:s text:c="11"/>[-b bind_address] [-c cipher_spec] [-D [bind_address:]port]</text:p>
      <text:p text:style-name="P1"><text:s text:c="11"/>[-E log_file] [-e escape_char] [-F configfile] [-I pkcs11]</text:p>
      <text:p text:style-name="P1"><text:s text:c="11"/>[-i identity_file] [-J [user@]host[:port]] [-L address]</text:p>
      <text:p text:style-name="P1"><text:s text:c="11"/>[-l login_name] [-m mac_spec] [-O ctl_cmd] [-o option] [-p port]</text:p>
      <text:p text:style-name="P1"><text:s text:c="11"/>[-Q query_option] [-R address] [-S ctl_path] [-W host:port]</text:p>
      <text:p text:style-name="P1"><text:s text:c="11"/>[-w local_tun[:remote_tun]] destination [command]</text:p>
      <text:p text:style-name="P1"/>
      <text:p text:style-name="P1">35.scp</text:p>
      <text:p text:style-name="P1"/>
      <text:p text:style-name="P1"><text:s text:c="2"/>mca@MCA10:~/Desktop/<text:span text:style-name="T3">ameera</text:span>/network$ scp</text:p>
      <text:p text:style-name="P1">usage: scp [-346BCpqrTv] [-c cipher] [-F ssh_config] [-i identity_file]</text:p>
      <text:p text:style-name="P1"><text:s text:c="12"/>[-J destination] [-l limit] [-o ssh_option] [-P port]</text:p>
      <text:p text:style-name="P1"><text:s text:c="12"/>[-S program] source ... target</text:p>
      <text:p text:style-name="P1">36.ssh-keygen</text:p>
      <text:p text:style-name="P1"/>
      <text:p text:style-name="P1"><text:s/>mca@MCA10:~/Desktop/<text:span text:style-name="T3">ameera</text:span>/network$ ssh-keygen</text:p>
      <text:p text:style-name="P1">Generating public/private rsa key pair.</text:p>
      <text:p text:style-name="P1">Enter file in which to save the key (/home/mca/.ssh/id_rsa): mca</text:p>
      <text:p text:style-name="P1">Enter passphrase (empty for no passphrase): </text:p>
      <text:p text:style-name="P1">Enter same passphrase again: </text:p>
      <text:p text:style-name="P1">Your identification has been saved in mca</text:p>
      <text:p text:style-name="P1">Your public key has been saved in mca.pub</text:p>
      <text:p text:style-name="P1">The key fingerprint is:</text:p>
      <text:p text:style-name="P1">SHA256:JEmms/BUN0segMUtgzvIOM35mOm8YpGjKTJghackjck mca@MCA10</text:p>
      <text:p text:style-name="P1">The key's randomart image is:</text:p>
      <text:p text:style-name="P1">+---[RSA 3072]----+</text:p>
      <text:p text:style-name="P1">| <text:s text:c="4"/>=*o= <text:s text:c="7"/>|</text:p>
      <text:p text:style-name="P1">| <text:s text:c="3"/>o=+=.+ <text:s text:c="6"/>|</text:p>
      <text:p text:style-name="P1">|.Ooo+.oo+ <text:s text:c="7"/>|</text:p>
      <text:p text:style-name="P1">|*EB*oo o <text:s text:c="8"/>|</text:p>
      <text:p text:style-name="P1">|o.==o. <text:s/>S <text:s text:c="7"/>|</text:p>
      <text:p text:style-name="P1">|.*+ . <text:s text:c="11"/>|</text:p>
      <text:p text:style-name="P1">|++o <text:s text:c="13"/>|</text:p>
      <text:p text:style-name="P1">|B.o <text:s text:c="13"/>|</text:p>
      <text:p text:style-name="P1">|+o.. <text:s text:c="12"/>|</text:p>
      <text:p text:style-name="P1">+----[SHA256]-----+</text:p>
      <text:p text:style-name="P1"><text:soft-page-break/></text:p>
      <text:p text:style-name="P1">37. ssh-copy-id</text:p>
      <text:p text:style-name="P1"/>
      <text:p text:style-name="P1"><text:s text:c="3"/>mca@MCA10:~/Desktop/<text:span text:style-name="T3">ameera</text:span>/network$ ssh-copy-id</text:p>
      <text:p text:style-name="P1">Usage: /usr/bin/ssh-copy-id [-h|-?|-f|-n] [-i [identity_file]] [-p port] [[-o &lt;ssh -o options&gt;] ...] [user@]hostname</text:p>
      <text:p text:style-name="P1"><text:tab/>-f: force mode -- copy keys without trying to check if they are already installed</text:p>
      <text:p text:style-name="P1"><text:tab/>-n: dry run <text:s text:c="3"/>-- no keys are actually copied</text:p>
      <text:p text:style-name="P1"><text:tab/>-h|-?: print this hel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02T12:07:17.874958027</meta:creation-date>
    <dc:date>2026-03-02T12:10:35.765365447</dc:date>
    <meta:editing-duration>PT3M18S</meta:editing-duration>
    <meta:editing-cycles>1</meta:editing-cycles>
    <meta:document-statistic meta:table-count="0" meta:image-count="0" meta:object-count="0" meta:page-count="8" meta:paragraph-count="308" meta:word-count="1731" meta:character-count="16365" meta:non-whitespace-character-count="9558"/>
    <meta:generator>LibreOffice/6.4.7.2$Linux_X86_64 LibreOffice_project/40$Build-2</meta:generator>
  </office:meta>
</office:document-meta>
</file>